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nctionnalité : INSCRIPTION CLIENT</text:p>
      <text:p text:style-name="Standard"/>
      <text:p text:style-name="Standard">Sur la page principale : visibilité d'un bouton "INSCRIPTION"</text:p>
      <text:p text:style-name="Standard"/>
      <text:p text:style-name="Standard">Le clique sur le bouton "INSCRIPTION" déclenche la modification de la fenêtre<text:line-break/>Le client arrive sur un formulaire.</text:p>
      <text:p text:style-name="Standard"/>
      <text:p text:style-name="Standard">Champ "NOM" : VARCHAR, uniquement du texte, minuscule et Maj acceptées</text:p>
      <text:p text:style-name="Standard"/>
      <text:p text:style-name="Standard">Champ "PRENOM" : VARCHAR, uniquement du texte, minuscule et Maj acceptées</text:p>
      <text:p text:style-name="Standard"/>
      <text:p text:style-name="Standard">Champ "PSEUDO" : Caractères et entiers acceptés</text:p>
      <text:p text:style-name="Standard"/>
      <text:p text:style-name="Standard">Champ "Mot de passe" : Caractères, entiers et caractères spéciaux acceptés<text:line-break/>type PASSWORD pour masquer les caractères</text:p>
      <text:p text:style-name="Standard"/>
      <text:p text:style-name="Standard">Champ "Confirmer Mot de passe" : idem au Mot de Passe</text:p>
      <text:p text:style-name="Standard"/>
      <text:p text:style-name="Standard"/>
      <text:p text:style-name="Standard"/>
      <text:p text:style-name="Standard">Champ "Adresse" : caractères et entiers</text:p>
      <text:p text:style-name="Standard"/>
      <text:p text:style-name="Standard">Champ "Code postal" : 5 entiers acceptés</text:p>
      <text:p text:style-name="Standard"/>
      <text:p text:style-name="Standard">Champ "Ville" : Caractères (ou choix automatique : recherche dynamique bdd)</text:p>
      <text:p text:style-name="Standard"/>
      <text:p text:style-name="Standard">Champ "Mail" : Type Email obligatoire</text:p>
      <text:p text:style-name="Standard"/>
      <text:p text:style-name="Standard"/>
      <text:p text:style-name="Standard">Champ "CAPCHA" : L'utilisateur doit recopier de façon identique les lettres visibles sur une image.</text:p>
      <text:p text:style-name="Standard">L'image proviendra d'une banque d'image dans la bdd, avec pour chacune une chaine de caractère correspondante.</text:p>
      <text:p text:style-name="Standard"/>
      <text:p text:style-name="Standard">Bouton "RESET" : Réinitialise tout les champs à vide</text:p>
      <text:p text:style-name="Standard"/>
      <text:p text:style-name="Standard">Bouton "Soumettre" : Déclenche l'envoi du formulaire pour l'inscrip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M21S</meta:editing-duration>
    <meta:editing-cycles>12</meta:editing-cycles>
    <meta:generator>OpenOffice/4.1.6$Win32 OpenOffice.org_project/416m1$Build-9790</meta:generator>
    <dc:date>2019-09-10T13:36:57.24</dc:date>
    <dc:creator>bob lazar</dc:creator>
    <meta:document-statistic meta:table-count="0" meta:image-count="0" meta:object-count="0" meta:page-count="1" meta:paragraph-count="16" meta:word-count="167" meta:character-count="1091"/>
    <meta:user-defined meta:name="Info 1"/>
    <meta:user-defined meta:name="Info 2"/>
    <meta:user-defined meta:name="Info 3"/>
    <meta:user-defined meta:name="Info 4"/>
  </office:meta>
</office:document-meta>
</file>